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5.581cm" fo:break-before="auto" style:use-optimal-row-height="true"/>
    </style:style>
    <style:style style:name="ro36" style:family="table-row">
      <style:table-row-properties style:row-height="1.027cm" fo:break-before="auto" style:use-optimal-row-height="false"/>
    </style:style>
    <style:style style:name="ro37" style:family="table-row">
      <style:table-row-properties style:row-height="7.687cm" fo:break-before="auto" style:use-optimal-row-height="true"/>
    </style:style>
    <style:style style:name="ro38" style:family="table-row">
      <style:table-row-properties style:row-height="4.29cm" fo:break-before="auto" style:use-optimal-row-height="true"/>
    </style:style>
    <style:style style:name="ro39" style:family="table-row">
      <style:table-row-properties style:row-height="3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1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1">
            <text:p>0919 <text:s/>10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1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1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1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2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2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2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2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2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2">
            <text:p>0919 <text:s/>10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3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3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3">
            <text:p>0919 <text:s/>103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4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4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4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4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4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6">
            <text:p>0919 <text:s/>103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6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6">
            <text:p>0919 <text:s/>10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6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6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7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7">
            <text:p>0919 <text:s/>10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7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7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7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9">
            <text:p>0919 <text:s/>10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9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9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9">
            <text:p>0919 <text:s/>10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9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1:59.99">
            <text:p>0919 <text:s/>10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">
            <text:p>0919 <text:s/>103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1">
            <text:p>0919 <text:s/>10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1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1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1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1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1">
            <text:p>0919 <text:s/>103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2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3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3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3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3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3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3">
            <text:p>0919 <text:s/>10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3">
            <text:p>0919 <text:s/>10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4">
            <text:p>0919 <text:s/>10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4">
            <text:p>0919 <text:s/>10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5">
            <text:p>0919 <text:s/>1032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5">
            <text:p>0919 <text:s/>103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5">
            <text:p>0919 <text:s/>10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6">
            <text:p>0919 <text:s/>10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6">
            <text:p>0919 <text:s/>103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7">
            <text:p>0919 <text:s/>10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7">
            <text:p>0919 <text:s/>103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7">
            <text:p>0919 <text:s/>10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8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8">
            <text:p>0919 <text:s/>10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8">
            <text:p>0919 <text:s/>10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09">
            <text:p>0919 <text:s/>10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1">
            <text:p>0919 <text:s/>10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1">
            <text:p>0919 <text:s/>10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2">
            <text:p>0919 <text:s/>10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2">
            <text:p>0919 <text:s/>10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2">
            <text:p>0919 <text:s/>103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2">
            <text:p>0919 <text:s/>1032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2">
            <text:p>0919 <text:s/>1032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2">
            <text:p>0919 <text:s/>1032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2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3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3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3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3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3">
            <text:p>0919 <text:s/>10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3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3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4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4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4">
            <text:p>0919 <text:s/>103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4">
            <text:p>0919 <text:s/>10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4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4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4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4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5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5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5">
            <text:p>0919 <text:s/>103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5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5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5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6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6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6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6">
            <text:p>0919 <text:s/>103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6">
            <text:p>0919 <text:s/>10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6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7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8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8">
            <text:p>0919 <text:s/>10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8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1">
            <text:p>12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6">
            <text:p>116</text:p>
          </table:table-cell>
          <table:table-cell table:style-name="ce7" table:formula="of:=NOW()" office:value-type="date" office:date-value="2021-09-19T10:32:00.19">
            <text:p>0919 <text:s/>103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19T10:32:00.19">
            <text:p>2021/9/19 10:3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19T10:32:00.19">
            <text:p>0919 <text:s/>1032</text:p>
          </table:table-cell>
          <table:table-cell table:style-name="ce7" table:formula="of:=NOW()" office:value-type="date" office:date-value="2021-09-19T10:32:00.19">
            <text:p>0919 <text:s/>103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19T10:32:00.19">
            <text:p>0919 <text:s/>10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1T13:44:05">
            <text:p>0911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ndl : <text:a xlink:href="https://youtu.be/K8mbMJ4S-RU?t=247">https://youtu.be/K8mbMJ4S-RU?t=247</text:a></text:p>
            <text:p>f : <text:a xlink:href="https://youtu.be/K8mbMJ4S-RU?t=316">https://youtu.be/K8mbMJ4S-RU?t=316</text:a></text:p>
            <text:p>mf : <text:a xlink:href="https://youtu.be/K8mbMJ4S-RU?t=343">https://youtu.be/K8mbMJ4S-RU?t=343</text:a></text:p>
            <text:p>g : <text:a xlink:href="https://youtu.be/K8mbMJ4S-RU?t=377">https://youtu.be/K8mbMJ4S-RU?t=377</text:a></text:p>
            <text:p>ng : <text:a xlink:href="https://youtu.be/K8mbMJ4S-RU?t=403">https://youtu.be/K8mbMJ4S-RU?t=403</text:a></text:p>
          </table:table-cell>
          <table:table-cell table:style-name="ce23" office:value-type="string" table:number-columns-spanned="2" table:number-rows-spanned="1">
            <text:p>n: h : <text:s/><text:a xlink:href="https://youtu.be/K8mbMJ4S-RU?t=445">https://youtu.be/K8mbMJ4S-RU?t=445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v-1-113</text:p>
          </table:table-cell>
          <table:table-cell table:style-name="ce20" office:value-type="string">
            <text:p>chúng tôi sẽ có một cuộc họp buổi sáng lúc 8 giờ. / lên đỉnh. ngày lễ. / bữa ăn. bữa trưa. / ăn. uống. / đợi đã. dứng gần. ô tô. xe. chờ xe bây giờ.</text:p>
          </table:table-cell>
          <table:table-cell table:style-name="ce23" office:value-type="string" table:number-columns-spanned="2" table:number-rows-spanned="1">
            <text:p>８時に朝礼を行います。 / 休憩。休み。 / 食事。昼食。昼ご飯。 / 食べる。飲む。 / 待つ。待機。車。車を待つ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kh-1-114</text:p>
          </table:table-cell>
          <table:table-cell table:style-name="ce20"/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다시 먼저 계단 근처의 옹벽에. &lt;2&gt; 크로를 내려 오는 걸 기다릴까 생각했지만, 미케가 이미 울리기 시작했었기 때문에 크로를 기다리지 않고 항상 옹벽으로 달렸다. &lt;3&gt; 크로는 일단 계단 방향으로 이동 시작했지만, 나에 따라 항상 옹벽우로 돌아가기 시작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ziesią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e : (1) cały czas dla gry, to był około piętnastu minut. (2) Podstawowe ćwiczenie dla dmuchania każdy nuty, włączając półnuty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عاشر من أيلول، الأسبوع الثاني، الشهر التاسع</text:p>
          </table:table-cell>
          <table:table-cell table:style-name="ce23" office:value-type="string">
            <text:p>aashiru[tenth / ayluwl</text:p>
          </table:table-cell>
          <table:table-cell table:style-name="ce23" office:value-type="string">
            <text:p>it was friday, the t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دهم سپتامبر، هفته دوم، ماه نهم.</text:p>
          </table:table-cell>
          <table:table-cell table:style-name="ce23" office:value-type="string">
            <text:p>dahom[tenth / dovom[second / noh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2T09:25:17.44">
            <text:p>0912</text:p>
          </table:table-cell>
          <table:table-cell table:style-name="ce9" office:value-type="string">
            <text:p>v-1-64</text:p>
          </table:table-cell>
          <table:table-cell table:style-name="ce20" office:value-type="string">
            <text:p>buổi@session sáng@morning bắt@start đầu lúc@at mấy@what-time~1 giờ </text:p>
          </table:table-cell>
          <table:table-cell table:style-name="ce23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h-1-111</text:p>
          </table:table-cell>
          <table:table-cell table:style-name="ce20" office:value-type="string">
            <text:p>rob6-oo3 / chuu3-cha_p3 / <text:s/>nia6_k mien3-kaa3 <text:s/>chuu3-cha_p3 / nia6_k bang3-rong3 rob6-oo3</text:p>
          </table:table-cell>
          <table:table-cell table:style-name="ce23" office:value-type="string" table:number-columns-spanned="2" table:number-rows-spanned="1">
            <text:p>injury / pain / you have pain / you got inju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h : <text:s/><text:a xlink:href="https://youtu.be/K8mbMJ4S-RU?t=445">https://youtu.be/K8mbMJ4S-RU?t=445</text:a></text:p>
          </table:table-cell>
          <table:table-cell table:style-name="ce23" office:value-type="string">
            <text:p>n : j : <text:s/><text:a xlink:href="https://youtu.be/K8mbMJ4S-RU?t=588">https://youtu.be/K8mbMJ4S-RU?t=588</text:a>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b-1</text:p>
          </table:table-cell>
          <table:table-cell table:style-name="ce20" office:value-type="string">
            <text:p>হ্যালো. / ধন্যবাদ / শুভ বিদায় / শুভ সকাল</text:p>
          </table:table-cell>
          <table:table-cell table:style-name="ce23" office:value-type="string">
            <text:p>* / dhun'nubaa[thanks / sh'bhu-bi-day / sh'bhu-shakal</text:p>
          </table:table-cell>
          <table:table-cell table:style-name="ce10" office:value-type="string">
            <text:p>hello. / thank you / good bye / good morning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부터 왔다. (2) 다른 동물이 왔다. 한 마리. &lt;2&gt; 미케들이 울타리 속을 가만히 보고 있다. &lt;3&gt; 한 번 스마트 본의 빛으로 내부를 비추었다. 움직이는 건 보이지 않았다. <text:s/>(3) 고체를 준 후 다시 울타리 속을 봤다. &lt;2&gt; 개와 같은 동물이 한 마리 천천히 이동하고 있다. 보도 쪽으로. &lt;3&gt; 가로를 향했던 모습. &lt;4&gt; 개 같지만, 여우 같기도 하다. 얼굴의 모습이. 입이 길쭉하다. 귀는 서있다. 체구는 너구리 처럼. &lt;5&gt; 이 쪽은 얼굴을 향하지 않고 울타리 속 서쪽으로 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jednas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całkowity czas wynosił około trzydziestu minut. (2) granie impro przez chwilę, używając zakresu `kan`-u. (3) ćwiczenie dmuchania `kan`-u, i także, `dai-kan`-u. &lt;2&gt; jak dla `dai-kan`-u, myślę, że przyszedłem zobaczyć poprawny kształt ust, jedny z nich, do wydmuchania dźwięków `dai-kan`-u. (4) jak uformować ten kształt : &lt;1&gt; najpierw, uformowasz kształt dla `kan`-u, to znaczy, dolna warga, lekko wewnętrzy część poza jej czubek, sprawiasz to podniesiona. &lt;2&gt; a potem, przesuwasz dolną wargę lekko do przodu, poziomo, podczas jednocześnie, utrzymując wygięta górną wargę, lub nawet, nieco bardziej wygięta, zginając ją w dół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عشر من أيلول، الأسبوع الثاني، الشهر التاسع.</text:p>
          </table:table-cell>
          <table:table-cell table:style-name="ce23"/>
          <table:table-cell table:style-name="ce23" office:value-type="string">
            <text:p>it was saturday, the el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يازدهم ماه سپتامبر، هفته دوم، ماه نهم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4T11:37:08.97">
            <text:p>0914</text:p>
          </table:table-cell>
          <table:table-cell table:style-name="ce9" office:value-type="string">
            <text:p>v-1-62</text:p>
          </table:table-cell>
          <table:table-cell table:style-name="ce20" office:value-type="string">
            <text:p>đổ@pour bê tông xung quanh@around thang máy@machine / hai lần. chia. đổ. / đổ nó ơ hai lần.</text:p>
          </table:table-cell>
          <table:table-cell table:style-name="ce23" office:value-type="string" table:number-columns-spanned="2" table:number-rows-spanned="1">
            <text:p>エレベーターの周りに、コンクリートを入れます。/ ２回。分ける。入れる。 / ２回に分けて、入れま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07]+1" office:value-type="float" office:value="2">
            <text:p>2</text:p>
          </table:table-cell>
          <table:table-cell table:style-name="ce6"/>
          <table:table-cell table:style-name="ce9" office:value-type="string">
            <text:p>kh-1-112</text:p>
          </table:table-cell>
          <table:table-cell table:style-name="ce20" office:value-type="string">
            <text:p>an3-hee3 / h6-niom5 nyam0 / kwo_t3 * / <text:s/>h6-niom5 nyam0 an3-haee3 / nia_k6 <text:s/>nyam0 an3-haee3 / * / toi3-hai3 / mwn6-ton3</text:p>
          </table:table-cell>
          <table:table-cell table:style-name="ce23" office:value-type="string" table:number-columns-spanned="2" table:number-rows-spanned="1">
            <text:p>food / I eat / he eats / I eat food / you eat food / you ate <text:s/>food / already / not yet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0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의 옹벽에서. &lt;2&gt; 다시 미케가 이미 목소리를 내기 시작하고 있었기 때문에 한두 번 `뒹굴` 을 한 후 서둘러 잡고 항상 옹벽으로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oniedziałek, trzynasty września, trzec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3"/>
          <table:table-cell table:style-name="ce3" table:formula="of:=[.B11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ćwiczenie dla `kan`-u i `dai-kan`-u. (2) jak dla `dai-kan`-u, dla kształt którego, w poprzedniej sesji, mówiłem, że wargę dolną przesuwasz lekko do przodu. &lt;2&gt; ale, wczoraj, mysiłem, że, raczej, lepiej gdy nie przesuwasz tę do przodu. tylko, że górną wargę, utrzymusz to wygięta nieco bardziej. &lt;3&gt; Bardziej niż w przypadku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monday, the thirteenth of september, the thir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سيزدهم ماه سپتامبر، هفته س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История : Линь Бяо погибает в авиакатастрофе в <text:s/>Монгол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number-columns-repeated="2"/>
          <table:table-cell table:style-name="ce6" office:value-type="date" office:date-value="2021-09-19T09:57:14.15">
            <text:p>0919</text:p>
          </table:table-cell>
          <table:table-cell table:style-name="ce9" office:value-type="string">
            <text:p>v-1-116</text:p>
          </table:table-cell>
          <table:table-cell table:style-name="ce20" office:value-type="string">
            <text:p>giúp đỡ / tôi cần / sự giúp dỡ của bạn / tôi cần sự giúp đỡ của bạn / chấn thương / đau / bạn bị đau / bạn bị thương.</text:p>
          </table:table-cell>
          <table:table-cell table:style-name="ce23" office:value-type="string" table:number-columns-spanned="2" table:number-rows-spanned="1">
            <text:p>help / I need / your help / I need your help</text:p>
            <text:p>injury / pain / you have pain / you got inju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number-columns-repeated="2"/>
          <table:table-cell table:style-name="ce6"/>
          <table:table-cell table:style-name="ce9" office:value-type="string">
            <text:p>z-1</text:p>
          </table:table-cell>
          <table:table-cell table:style-name="ce23" office:value-type="string">
            <text:p>j : <text:s/><text:a xlink:href="https://youtu.be/K8mbMJ4S-RU?t=588">https://youtu.be/K8mbMJ4S-RU?t=588</text:a></text:p>
            <text:p>k : <text:a xlink:href="https://youtu.be/K8mbMJ4S-RU?t=637">https://youtu.be/K8mbMJ4S-RU?t=637</text:a></text:p>
            <text:p>kh : <text:a xlink:href="https://youtu.be/K8mbMJ4S-RU?t=666">https://youtu.be/K8mbMJ4S-RU?t=666</text:a></text:p>
            <text:p>kl : <text:a xlink:href="https://youtu.be/K8mbMJ4S-RU?t=696">https://youtu.be/K8mbMJ4S-RU?t=696</text:a></text:p>
          </table:table-cell>
          <table:table-cell table:style-name="ce23" office:value-type="string" table:number-columns-spanned="2" table:number-rows-spanned="1">
            <text:p>nk : <text:a xlink:href="https://youtu.be/K8mbMJ4S-RU?t=717">https://youtu.be/K8mbMJ4S-RU?t=717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 (1) 크로는 계단 근처. (2) 미케는 옹벽에. (3) 옹벽으로 올릴 때 어제는 먼저 미케. 그 후 크로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osiemnasty wrześni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dai-kan`-u. na dziurach czwartej i piątej. dźwięki wychodili jaśn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 من أيلول، الأسبوع الثالث، الشهر التاسع</text:p>
          </table:table-cell>
          <table:table-cell table:style-name="ce23"/>
          <table:table-cell table:style-name="ce23" office:value-type="string">
            <text:p>it was saturday, the eighteenth of september, the thir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نوزدهم ماه سپتامبر، هفته س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на железной дороге недалеко от Хотена, Маньчжурия, произошел взрыв бомбы, сегодня в 1931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19T10:32:00.56">
            <text:p>0919 <text:s/>103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19T10:32:00.56">
            <text:p>0919 <text:s/>1032</text:p>
          </table:table-cell>
          <table:table-cell table:style-name="ce7" table:formula="of:=NOW()" office:value-type="date" office:date-value="2021-09-19T10:32:00.56">
            <text:p>0919 <text:s/>103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19T10:32:00.56">
            <text:p>0919 <text:s/>103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9">2021/09/19</text:date>, <text:time>10:31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19T10:31:59.44</dc:date>
    <dc:creator>iwabuchi ken</dc:creator>
    <meta:editing-duration>P7DT8H52M15S</meta:editing-duration>
    <meta:editing-cycles>1066</meta:editing-cycles>
    <meta:generator>OpenOffice/4.1.3$Win32 OpenOffice.org_project/413m1$Build-9783</meta:generator>
    <meta:document-statistic meta:table-count="2" meta:cell-count="1449" meta:object-count="0"/>
  </office:meta>
</office:document-meta>
</file>